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ac19"/>
    </style:style>
    <style:style style:name="P2" style:family="paragraph" style:parent-style-name="Standard">
      <style:text-properties officeooo:paragraph-rsid="000ce79e"/>
    </style:style>
    <style:style style:name="P3" style:family="paragraph" style:parent-style-name="Standard">
      <style:text-properties officeooo:paragraph-rsid="000e262e"/>
    </style:style>
    <style:style style:name="P4" style:family="paragraph" style:parent-style-name="Standard">
      <style:text-properties officeooo:paragraph-rsid="000f634c"/>
    </style:style>
    <style:style style:name="P5" style:family="paragraph" style:parent-style-name="Standard">
      <style:text-properties officeooo:paragraph-rsid="0011353f"/>
    </style:style>
    <style:style style:name="P6" style:family="paragraph" style:parent-style-name="Standard">
      <style:text-properties officeooo:paragraph-rsid="00127953"/>
    </style:style>
    <style:style style:name="P7" style:family="paragraph" style:parent-style-name="Standard">
      <style:text-properties officeooo:paragraph-rsid="00142a85"/>
    </style:style>
    <style:style style:name="P8" style:family="paragraph" style:parent-style-name="Standard">
      <style:text-properties officeooo:paragraph-rsid="00149154"/>
    </style:style>
    <style:style style:name="P9" style:family="paragraph" style:parent-style-name="Standard">
      <style:text-properties officeooo:paragraph-rsid="0014fa35"/>
    </style:style>
    <style:style style:name="P10" style:family="paragraph" style:parent-style-name="Standard">
      <style:text-properties officeooo:paragraph-rsid="0015b8c4"/>
    </style:style>
    <style:style style:name="P11" style:family="paragraph" style:parent-style-name="Standard">
      <style:text-properties officeooo:paragraph-rsid="00172706"/>
    </style:style>
    <style:style style:name="P12" style:family="paragraph" style:parent-style-name="Standard">
      <style:text-properties officeooo:paragraph-rsid="0017c131"/>
    </style:style>
    <style:style style:name="P13" style:family="paragraph" style:parent-style-name="Standard">
      <style:paragraph-properties fo:break-before="page"/>
      <style:text-properties officeooo:paragraph-rsid="00127953"/>
    </style:style>
    <style:style style:name="T1" style:family="text">
      <style:text-properties officeooo:rsid="000bac19"/>
    </style:style>
    <style:style style:name="T2" style:family="text">
      <style:text-properties officeooo:rsid="000ce79e"/>
    </style:style>
    <style:style style:name="T3" style:family="text">
      <style:text-properties officeooo:rsid="000e262e"/>
    </style:style>
    <style:style style:name="T4" style:family="text">
      <style:text-properties officeooo:rsid="000f634c"/>
    </style:style>
    <style:style style:name="T5" style:family="text">
      <style:text-properties officeooo:rsid="0011353f"/>
    </style:style>
    <style:style style:name="T6" style:family="text">
      <style:text-properties officeooo:rsid="00127953"/>
    </style:style>
    <style:style style:name="T7" style:family="text">
      <style:text-properties officeooo:rsid="00142a85"/>
    </style:style>
    <style:style style:name="T8" style:family="text">
      <style:text-properties officeooo:rsid="00149154"/>
    </style:style>
    <style:style style:name="T9" style:family="text">
      <style:text-properties officeooo:rsid="0014fa35"/>
    </style:style>
    <style:style style:name="T10" style:family="text">
      <style:text-properties officeooo:rsid="0015b8c4"/>
    </style:style>
    <style:style style:name="T11" style:family="text">
      <style:text-properties officeooo:rsid="00172706"/>
    </style:style>
    <style:style style:name="T12" style:family="text">
      <style:text-properties officeooo:rsid="0017c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cck.py</text:span></text:p>
      <text:p text:style-name="P1"><text:span text:style-name="T1">cliptorange(data, lower, upper)</text:span></text:p>
      <text:p text:style-name="P1"><text:span text:style-name="T1">rangecheckserieslower(data,lower)</text:span></text:p>
      <text:p text:style-name="P1"><text:span text:style-name="T1">rangecheckseriesupper(data,upper)</text:span></text:p>
      <text:p text:style-name="P1"><text:span text:style-name="T1">CoordinateFluxGaps(cf,ds,Fc_in='Fc',Fe_in='Fe',Fh_in='Fh')</text:span></text:p>
      <text:p text:style-name="P1"><text:span text:style-name="T1">do_7500check(cf,ds)</text:span></text:p>
      <text:p text:style-name="P1"><text:span text:style-name="T1">CoordinateAh7500AndFcGaps(cf,ds,Fcvar='Fc')</text:span></text:p>
      <text:p text:style-name="P1"><text:span text:style-name="T1">do_CSATcheck(cf,ds)</text:span></text:p>
      <text:p text:style-name="P1"><text:span text:style-name="T1">do_diurnalcheck(cf,ds,ThisOne,code=5)</text:span></text:p>
      <text:p text:style-name="P1"><text:span text:style-name="T1">do_excludedates(cf,ds,ThisOne)</text:span></text:p>
      <text:p text:style-name="P1"><text:span text:style-name="T1">do_excludehours(cf,ds,ThisOne)</text:span></text:p>
      <text:p text:style-name="P1"><text:span text:style-name="T1">do_linear(cf,ds)</text:span></text:p>
      <text:p text:style-name="P1"><text:span text:style-name="T1">do_rangecheck(cf,ds,ThisOne,code=2)</text:span></text:p>
      <text:p text:style-name="P1"><text:span text:style-name="T1">do_qcchecks(cf,ds,series='')</text:span></text:p>
      <text:p text:style-name="P1"><text:span text:style-name="T1"/></text:p>
      <text:p text:style-name="P2"><text:span text:style-name="T2">qcio.py</text:span></text:p>
      <text:p text:style-name="P2"><text:span text:style-name="T2">class DataStructure(object)</text:span></text:p>
      <text:p text:style-name="P2"><text:span text:style-name="T2">autonc2xl(cf,InLevel,OutLevel)</text:span></text:p>
      <text:p text:style-name="P2"><text:span text:style-name="T2">autoxl2nc(cf,InLevel,OutLevel)</text:span></text:p>
      <text:p text:style-name="P2"><text:span text:style-name="T2">get_controlfilecontents(ControlFileName)</text:span></text:p>
      <text:p text:style-name="P2"><text:span text:style-name="T2">get_controlfilename(ControlFilePath)</text:span></text:p>
      <text:p text:style-name="P2"><text:span text:style-name="T2">get_datetime(ds)</text:span></text:p>
      <text:p text:style-name="P3"><text:span text:style-name="T3">get_ncdtype(Series)</text:span></text:p>
      <text:p text:style-name="P3"><text:span text:style-name="T3">get_ncfilename(path='.',title='Choose a netCDF file to open')</text:span></text:p>
      <text:p text:style-name="P3"><text:span text:style-name="T3">get_ncfilename_from_cf(cf,level)</text:span></text:p>
      <text:p text:style-name="P3"><text:span text:style-name="T3">get_saveasfilename(path='.',title='Save file as')</text:span></text:p>
      <text:p text:style-name="P3"><text:span text:style-name="T3">get_xlfilename(path='.')</text:span></text:p>
      <text:p text:style-name="P3"><text:span text:style-name="T3">loadcontrolfile(ControlFilePath)</text:span></text:p>
      <text:p text:style-name="P3"><text:span text:style-name="T3">nc_read_series(ncFullName)</text:span></text:p>
      <text:p text:style-name="P3"><text:span text:style-name="T3">nc_write_OzFlux_series(cf,ds,level)</text:span></text:p>
      <text:p text:style-name="P3"><text:span text:style-name="T3">nc_open_write(ncFullName,nctype='NETCDF3_CLASSIC')</text:span></text:p>
      <text:p text:style-name="P3"><text:span text:style-name="T3">nc_write_series(ncFile,ds)</text:span></text:p>
      <text:p text:style-name="P3"><text:span text:style-name="T3">xl_read_flags(cf,ds,level,VariablesInFile)</text:span></text:p>
      <text:p text:style-name="P3"><text:span text:style-name="T3">xl_read_series(cf,level)</text:span></text:p>
      <text:p text:style-name="P3"><text:span text:style-name="T3">xl_write_series(cf,ds,level)</text:span></text:p>
      <text:p text:style-name="P3"><text:span text:style-name="T3"/></text:p>
      <text:p text:style-name="P4"><text:span text:style-name="T4">qcls.py</text:span></text:p>
      <text:p text:style-name="P4"><text:span text:style-name="T4">l2qc(cf,ds1)</text:span></text:p>
      <text:p text:style-name="P4"><text:span text:style-name="T4">l3qc(cf,ds2)</text:span></text:p>
      <text:p text:style-name="P4"><text:span text:style-name="T4">l4qc(cf,ds3)</text:span></text:p>
      <text:p text:style-name="P4"><text:span text:style-name="T4"/></text:p>
      <text:p text:style-name="P5"><text:span text:style-name="T5">qcplot.py</text:span></text:p>
      <text:p text:style-name="P5"><text:span text:style-name="T5">plottimeseries(cf,nFig,SeriesList,dsa,dsb,si,ei)</text:span></text:p>
      <text:p text:style-name="P5"><text:span text:style-name="T5">plotxy(cf,nFig,plt_cf,dsa,dsb,si,ei)</text:span></text:p>
      <text:p text:style-name="P5"><text:span text:style-name="T5">xyplot(x,y,sub=[1,1,1],regr=0,title=None,xlabel=None,ylabel=None)</text:span></text:p>
      <text:p text:style-name="P5"><text:span text:style-name="T5">tsplot(x,y,sub=[1,1,1],title=None,xlabel=None,ylabel=None,colours=None,lineat=None)</text:span></text:p>
      <text:p text:style-name="P5"><text:span text:style-name="T5">get_diurnalstats(DecHour,Data,dt)</text:span></text:p>
      <text:p text:style-name="P5"><text:span text:style-name="T5">get_ticks(start, end)</text:span></text:p>
      <text:p text:style-name="P5"><text:span text:style-name="T5"/></text:p>
      <text:p text:style-name="P5"><text:span text:style-name="T5"/></text:p>
      <text:p text:style-name="P13"><text:span text:style-name="T6">qcts.py</text:span></text:p>
      <text:p text:style-name="P6"><text:span text:style-name="T6">albedo(cf,ds)</text:span></text:p>
      <text:p text:style-name="P6"><text:span text:style-name="T6">ApplyLinear(cf,ds,ThisOne)</text:span></text:p>
      <text:p text:style-name="P6"><text:span text:style-name="T6">ApplyLinearDrift(cf,ds,ThisOne)</text:span></text:p>
      <text:p text:style-name="P6"><text:span text:style-name="T6">ApplyLinearDriftLocal(cf,ds,ThisOne)</text:span></text:p>
      <text:p text:style-name="P6"><text:span text:style-name="T6">AverageSeriesByElements(cf,ds,Av_out)</text:span></text:p>
      <text:p text:style-name="P7"><text:span text:style-name="T7">CalculateAvailableEnergy(ds,Fa_out='Fa',Fn_in='Fn',Fg_in='Fg')</text:span></text:p>
      <text:p text:style-name="P7"><text:span text:style-name="T7">CalculateFluxes(cf,ds,Ta_name='Ta',ps_name='ps',Ah_name='Ah',wT_in='wT',wA_in='wA',wC_in='wC',uw_in='uw',vw_in='vw',Fh_out='Fh',Fe_out='Fe',Fc_out='Fc',Fm_out='Fm',ustar_out='ustar')</text:span></text:p>
      <text:p text:style-name="P7"><text:span text:style-name="T7">CalculateLongwave(ds,Fl_out,Fl_in,Tbody_in)</text:span></text:p>
      <text:p text:style-name="P7"><text:span text:style-name="T7">CalculateMeteorologicalVariables(ds,Ta_name='Ta',ps_name='ps',Ah_name='Ah',RH_name='RH',Cc_name='Cc')</text:span></text:p>
      <text:p text:style-name="P7"><text:span text:style-name="T7">CalculateNetRadiation(ds,Fn_out,Fsd_in,Fsu_in,Fld_in,Flu_in)</text:span></text:p>
      <text:p text:style-name="P7"><text:span text:style-name="T7">ComputeDailySums(cf,ds,SumList,SubSumList,MinMaxList,MeanList,SoilList)</text:span></text:p>
      <text:p text:style-name="P7"><text:span text:style-name="T7">convert_energy(ds,InVar,OutVar)</text:span></text:p>
      <text:p text:style-name="P7"><text:span text:style-name="T7">CoordRotation2D(cf,ds)</text:span></text:p>
      <text:p text:style-name="P7"><text:span text:style-name="T7">CorrectFcForStorage(cf,ds,Fc_out='Fc',Fc_in='Fc',CO2_in='Cc_7500_Av')</text:span></text:p>
      <text:p text:style-name="P7"><text:span text:style-name="T7">CorrectIndividualFgForStorage(cf,ds)</text:span></text:p>
      <text:p text:style-name="P7"><text:span text:style-name="T7">CorrectFgForStorage(cf,ds,Fg_out='Fg',Fg_in='Fg',Ts_in='Ts',SWC_in='Sws')</text:span></text:p>
      <text:p text:style-name="P8"><text:span text:style-name="T8">CorrectSWC(cf,ds)</text:span></text:p>
      <text:p text:style-name="P8"><text:span text:style-name="T8">CorrectWindDirection(cf,ds,Wd_in)</text:span></text:p>
      <text:p text:style-name="P8"><text:span text:style-name="T8">do_attributes(cf,ds)</text:span></text:p>
      <text:p text:style-name="P8"><text:span text:style-name="T8">do_functions(cf,ds)</text:span></text:p>
      <text:p text:style-name="P8"><text:span text:style-name="T8">do_solo(cf,ds4,Fc_in='Fc',Fe_in='Fe',Fh_in='Fh',Fc_out='Fc',Fe_out='Fe',Fh_out='Fh')</text:span></text:p>
      <text:p text:style-name="P8"><text:span text:style-name="T8">do_sums(cf,ds)</text:span></text:p>
      <text:p text:style-name="P8"><text:span text:style-name="T8">do_WPL(cf,ds)</text:span></text:p>
      <text:p text:style-name="P8"><text:span text:style-name="T8">Fc_WPL(cf,ds,Fc_wpl_out='Fc',Fc_raw_in='Fc',Fh_in='Fh',Fe_wpl_in='Fe',Ta_in='Ta',Ah_in='Ah',Cc_in='Cc',ps_in='ps')</text:span></text:p>
      <text:p text:style-name="P8"><text:span text:style-name="T8">Fc_WPLcov(cf,ds,Fc_wpl_out='Fc',wC_in='wC',Fh_in='Fh',wA_in='wA',Ta_in='Ta',Ah_in='Ah',Cc_in='Cc',ps_in='ps')</text:span></text:p>
      <text:p text:style-name="P8"><text:span text:style-name="T8">Fe_WPL(cf,ds,Fe_wpl_out='Fe',Fe_raw_in='Fe',Fh_in='Fh',Ta_in='Ta',Ah_in='Ah',ps_in='ps')</text:span></text:p>
      <text:p text:style-name="P8"><text:span text:style-name="T8">Fe_WPLcov(cf,ds,Fe_wpl_out='Fe',wA_in='wA',Fh_in='Fh',Ta_in='Ta',Ah_in='Ah',ps_in='ps',wA_out='wA')</text:span></text:p>
      <text:p text:style-name="P8"><text:span text:style-name="T8">FhvtoFh(cf,ds,Ta_in='Ta',Fhv_in='Fh',Tv_in='Tv_CSAT',Fe_in='Fe',ps_in='ps',Ah_in='Ah',Fh_out='Fh',attr='Fh rotated and converted from virtual heat flux')</text:span></text:p>
      <text:p text:style-name="P8"><text:span text:style-name="T8">FilterUstar(cf,ds,ustar_in='ustar',ustar_out='ustar_filtered')</text:span></text:p>
      <text:p text:style-name="P8"><text:span text:style-name="T8">GapFillFromAlternate(cf,ds,series='')</text:span></text:p>
      <text:p text:style-name="P8"><text:span text:style-name="T8">GapFillFromClimatology(cf,ds,series='')</text:span></text:p>
      <text:p text:style-name="P8"><text:span text:style-name="T8">GapFillFluxFromDayRatio(cf,ds,series='')</text:span></text:p>
      <text:p text:style-name="P8"><text:span text:style-name="T8">GapFillFluxFromMonthRatio(cf,ds,series='')</text:span></text:p>
      <text:p text:style-name="P8"><text:span text:style-name="T8">get_averages(Data)</text:span></text:p>
      <text:p text:style-name="P9"><text:span text:style-name="T9">get_minmax(Data)</text:span></text:p>
      <text:p text:style-name="P9"><text:span text:style-name="T9">get_nightsums(Data)</text:span></text:p>
      <text:p text:style-name="P9"><text:span text:style-name="T9">get_stomatalresistance(cf,ds)</text:span></text:p>
      <text:p text:style-name="P9"><text:span text:style-name="T9">get_soilaverages(Data)</text:span></text:p>
      <text:p text:style-name="P9"><text:span text:style-name="T9">get_subsums(Data)</text:span></text:p>
      <text:p text:style-name="P9"><text:span text:style-name="T9">get_sums(Data)</text:span></text:p>
      <text:p text:style-name="P9"><text:span text:style-name="T9">get_qcflag(ds)</text:span></text:p>
      <text:p text:style-name="P9"><text:span text:style-name="T9">get_yearmonthdayhourminutesecond(ds)</text:span></text:p>
      <text:p text:style-name="P9"><text:span text:style-name="T9">InvertSign(ds,ThisOne)</text:span></text:p>
      <text:p text:style-name="P9"><text:soft-page-break/><text:span text:style-name="T9">InterpolateOverMissing(cf,ds,series='',maxlen=1000)</text:span></text:p>
      <text:p text:style-name="P9"><text:span text:style-name="T9">MassmanStandard(cf,ds,Ta_in='Ta',Ah_in='Ah',ps_in='ps',ustar_in='ustar',ustar_out='ustar',L_in='L',L_out ='L',uw_out='uw',vw_out='vw',wT_out='wT',wA_out='wA',wC_out='wC')</text:span></text:p>
      <text:p text:style-name="P9"><text:span text:style-name="T9">MergeSeries(cf,ds,Destination,QCFlag_OK)</text:span></text:p>
      <text:p text:style-name="P9"><text:span text:style-name="T9">PT100(ds,T_out,R_in,m)</text:span></text:p>
      <text:p text:style-name="P9"><text:span text:style-name="T9">ReplaceRotatedCovariance(cf,ds,rot_cov_label,non_cov_label)</text:span></text:p>
      <text:p text:style-name="P9"><text:span text:style-name="T9">ReplaceOnDiff(cf,ds,series='')</text:span></text:p>
      <text:p text:style-name="P9"><text:span text:style-name="T9">ReplaceWhereMissing(Destination,Primary,Secondary,FlagOffset=None,FlagValue=None)</text:span></text:p>
      <text:p text:style-name="P9"><text:span text:style-name="T9">ReplaceWhenDiffExceedsRange(DateTime,Destination,Primary,Secondary,RList)</text:span></text:p>
      <text:p text:style-name="P9"><text:span text:style-name="T9">savitzky_golay(y, window_size, order, deriv=0)</text:span></text:p>
      <text:p text:style-name="P9"><text:span text:style-name="T9">Square(Series)</text:span></text:p>
      <text:p text:style-name="P9"><text:span text:style-name="T9">SquareRoot(Series)</text:span></text:p>
      <text:p text:style-name="P9"><text:span text:style-name="T9">TaFromTv(cf,ds,Ta_out='Ta_CSAT',Tv_in='Tv_CSAT',Ah_in='Ah',ps_in='ps')</text:span></text:p>
      <text:p text:style-name="P9"><text:span text:style-name="T9">TransformAlternate(TList,DateTime,Series,ts=30)</text:span></text:p>
      <text:p text:style-name="P9"><text:span text:style-name="T9">UstarFromFh(cf,ds,us_out='uscalc',T_in='Ta', Ah_in='Ah', p_in='ps', Fh_in='Fh', u_in='Ws_CSAT', us_in='ustar')</text:span></text:p>
      <text:p text:style-name="P9"><text:span text:style-name="T9">write_sums(cf,ds,ThisOne,xlCol,xlSheet,DoSum='False',DoMinMax='False',DoMean='False',DoSubSum='False',DoSoil='False')</text:span></text:p>
      <text:p text:style-name="P9"><text:span text:style-name="T9"/></text:p>
      <text:p text:style-name="P10"><text:span text:style-name="T10">qcutils.py</text:span></text:p>
      <text:p text:style-name="P11"><text:span text:style-name="T11">bp(fx,tao)</text:span></text:p>
      <text:p text:style-name="P11"><text:span text:style-name="T11">cfkeycheck(cf,Base='Variables',ThisOne=[],key=[])</text:span></text:p>
      <text:p text:style-name="P11"><text:span text:style-name="T11">cfoptionskey(cf,Key='',default=False)</text:span></text:p>
      <text:p text:style-name="P11"><text:span text:style-name="T11">CheckTimeStep(ds)</text:span></text:p>
      <text:p text:style-name="P11"><text:span text:style-name="T11">FixTimeGaps(ds)</text:span></text:p>
      <text:p text:style-name="P11"><text:span text:style-name="T11">ConvertCO2Units(cf,ds,Cc='Cc')</text:span></text:p>
      <text:p text:style-name="P11"><text:span text:style-name="T11">ConvertFcUnits(cf,ds,Fc='Fc')</text:span></text:p>
      <text:p text:style-name="P11"><text:span text:style-name="T11">CreateSeries(ds,Label,Data,FList=None,Flag=None,Attr=None)</text:span></text:p>
      <text:p text:style-name="P11"><text:span text:style-name="T11">Fm(z, z0, L)</text:span></text:p>
      <text:p text:style-name="P11"><text:span text:style-name="T11">Fustar(T, Ah, p, Fh, u, z, z0, ustar)</text:span></text:p>
      <text:p text:style-name="P11"><text:span text:style-name="T11">GetAverageSeriesKeys(cf,ThisOne)</text:span></text:p>
      <text:p text:style-name="P11"><text:span text:style-name="T11">GetAltName(cf,ds,ThisOne)</text:span></text:p>
      <text:p text:style-name="P11"><text:span text:style-name="T11">GetAltNameFromCF(cf,ThisOne)</text:span></text:p>
      <text:p text:style-name="P12"><text:span text:style-name="T12">GetcbTicksFromCF(cf,ThisOne)</text:span></text:p>
      <text:p text:style-name="P12"><text:span text:style-name="T12">GetRangesFromCF(cf,ThisOne)</text:span></text:p>
      <text:p text:style-name="P12"><text:span text:style-name="T12">GetDateIndex(datetimeseries,date,ts=30,default=0,match='exact')</text:span></text:p>
      <text:p text:style-name="P12"><text:span text:style-name="T12">GetMergeSeriesKeys(cf,ThisOne)</text:span></text:p>
      <text:p text:style-name="P12"><text:span text:style-name="T12">GetPlotTitleFromCF(cf, nFig)</text:span></text:p>
      <text:p text:style-name="P12"><text:span text:style-name="T12">GetPlotVariableNamesFromCF(cf, n)</text:span></text:p>
      <text:p text:style-name="P12"><text:span text:style-name="T12">GetSeries(ds,ThisOne,si=0,ei=-1)</text:span></text:p>
      <text:p text:style-name="P12"><text:span text:style-name="T12">GetSeriesasMA(ds,ThisOne,si=0,ei=-1)</text:span></text:p>
      <text:p text:style-name="P12"><text:span text:style-name="T12">GetUnitsFromds(ds, ThisOne)</text:span></text:p>
      <text:p text:style-name="P12"><text:span text:style-name="T12">MatoSeries(Series)</text:span></text:p>
      <text:p text:style-name="P12"><text:span text:style-name="T12">r(b, p, alpha)</text:span></text:p>
      <text:p text:style-name="P12"><text:span text:style-name="T12">SeriestoMA(Series)</text:span></text:p>
      <text:p text:style-name="P12"><text:span text:style-name="T12">SetUnitsInds(ds, ThisOne, units)</text:span></text:p>
      <text:p text:style-name="P12"><text:span text:style-name="T12">GetSeriesStats(cf,ds)</text:span></text:p>
      <text:p text:style-name="P12"><text:span text:style-name="T12">haskey(cf,ThisOne,key)</text:span></text:p>
      <text:p text:style-name="P12"><text:span text:style-name="T12">incf(cf,ThisOne)</text:span></text:p>
      <text:p text:style-name="P12"><text:span text:style-name="T12">GetAttributeDictionary(ds,ThisOne)</text:span></text:p>
      <text:p text:style-name="P12"><text:span text:style-name="T12">MakeAttributeDictionary(**kwargs)</text:span></text:p>
      <text:p text:style-name="P12"><text:span text:style-name="T12">MakeQCFlag(ds,SeriesList)</text:span></text:p>
      <text:p text:style-name="P12"><text:soft-page-break/><text:span text:style-name="T12">MakeQCFlag(ds,SeriesList)</text:span></text:p>
      <text:p text:style-name="P12"><text:span text:style-name="T12">nxMom_nxScalar_alpha(zoL)</text:span></text:p>
      <text:p text:style-name="P12"><text:span text:style-name="T12">polyval(p,x)</text:span></text:p>
      <text:p text:style-name="P12"><text:span text:style-name="T12">prepOzFluxVars(cf,ds)</text:span></text:p>
      <text:p text:style-name="P12"><text:span text:style-name="T12">startlog(loggername,loggerfile)</text:span></text:p>
      <text:p text:style-name="P12"><text:span text:style-name="T12">Wegstein(T, Ah, p, Fh, u, z, z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3-04-16T11:25:18</meta:creation-date>
    <dc:date>2013-04-16T12:14:13</dc:date>
    <dc:creator>Peter Isaac</dc:creator>
    <meta:editing-duration>PT45M19S</meta:editing-duration>
    <meta:editing-cycles>12</meta:editing-cycles>
    <meta:generator>LibreOffice/4.0.2.2$Linux_X86_64 LibreOffice_project/400m0$Build-2</meta:generator>
    <meta:document-statistic meta:table-count="0" meta:image-count="0" meta:object-count="0" meta:page-count="4" meta:paragraph-count="143" meta:word-count="192" meta:character-count="5501" meta:non-whitespace-character-count="5452"/>
  </office:meta>
</office:document-meta>
</file>